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1d8" officeooo:paragraph-rsid="001be1d8"/>
    </style:style>
    <style:style style:name="P2" style:family="paragraph" style:parent-style-name="Standard">
      <style:text-properties officeooo:rsid="001c1ad5" officeooo:paragraph-rsid="001c1ad5"/>
    </style:style>
    <style:style style:name="P3" style:family="paragraph" style:parent-style-name="Standard">
      <style:text-properties officeooo:rsid="002f51fe" officeooo:paragraph-rsid="002f51fe"/>
    </style:style>
    <style:style style:name="P4" style:family="paragraph" style:parent-style-name="Standard">
      <style:text-properties officeooo:rsid="002f9b9d" officeooo:paragraph-rsid="002f9b9d"/>
    </style:style>
    <style:style style:name="P5" style:family="paragraph" style:parent-style-name="Standard">
      <style:text-properties officeooo:rsid="0048ae44" officeooo:paragraph-rsid="0048ae44"/>
    </style:style>
    <style:style style:name="T1" style:family="text">
      <style:text-properties officeooo:rsid="001d6421"/>
    </style:style>
    <style:style style:name="T2" style:family="text">
      <style:text-properties officeooo:rsid="001ef304"/>
    </style:style>
    <style:style style:name="T3" style:family="text">
      <style:text-properties officeooo:rsid="0020a01a"/>
    </style:style>
    <style:style style:name="T4" style:family="text">
      <style:text-properties officeooo:rsid="0021cfb2"/>
    </style:style>
    <style:style style:name="T5" style:family="text">
      <style:text-properties officeooo:rsid="0023830e"/>
    </style:style>
    <style:style style:name="T6" style:family="text">
      <style:text-properties officeooo:rsid="0024614b"/>
    </style:style>
    <style:style style:name="T7" style:family="text">
      <style:text-properties officeooo:rsid="0024b332"/>
    </style:style>
    <style:style style:name="T8" style:family="text">
      <style:text-properties officeooo:rsid="002732a4"/>
    </style:style>
    <style:style style:name="T9" style:family="text">
      <style:text-properties officeooo:rsid="00275109"/>
    </style:style>
    <style:style style:name="T10" style:family="text">
      <style:text-properties officeooo:rsid="00276be6"/>
    </style:style>
    <style:style style:name="T11" style:family="text">
      <style:text-properties officeooo:rsid="00295241"/>
    </style:style>
    <style:style style:name="T12" style:family="text">
      <style:text-properties officeooo:rsid="002a0bb1"/>
    </style:style>
    <style:style style:name="T13" style:family="text">
      <style:text-properties officeooo:rsid="002b1753"/>
    </style:style>
    <style:style style:name="T14" style:family="text">
      <style:text-properties officeooo:rsid="002c3986"/>
    </style:style>
    <style:style style:name="T15" style:family="text">
      <style:text-properties officeooo:rsid="002de82f"/>
    </style:style>
    <style:style style:name="T16" style:family="text">
      <style:text-properties officeooo:rsid="002e49eb"/>
    </style:style>
    <style:style style:name="T17" style:family="text">
      <style:text-properties officeooo:rsid="002f51fe"/>
    </style:style>
    <style:style style:name="T18" style:family="text">
      <style:text-properties officeooo:rsid="0030ee0f"/>
    </style:style>
    <style:style style:name="T19" style:family="text">
      <style:text-properties officeooo:rsid="0032b782"/>
    </style:style>
    <style:style style:name="T20" style:family="text">
      <style:text-properties officeooo:rsid="003432a7"/>
    </style:style>
    <style:style style:name="T21" style:family="text">
      <style:text-properties officeooo:rsid="00344d70"/>
    </style:style>
    <style:style style:name="T22" style:family="text">
      <style:text-properties officeooo:rsid="0035115e"/>
    </style:style>
    <style:style style:name="T23" style:family="text">
      <style:text-properties officeooo:rsid="0036c8fb"/>
    </style:style>
    <style:style style:name="T24" style:family="text">
      <style:text-properties officeooo:rsid="0038988e"/>
    </style:style>
    <style:style style:name="T25" style:family="text">
      <style:text-properties officeooo:rsid="00398978"/>
    </style:style>
    <style:style style:name="T26" style:family="text">
      <style:text-properties officeooo:rsid="003a9bf5"/>
    </style:style>
    <style:style style:name="T27" style:family="text">
      <style:text-properties officeooo:rsid="003c5913"/>
    </style:style>
    <style:style style:name="T28" style:family="text">
      <style:text-properties officeooo:rsid="003cf3c1"/>
    </style:style>
    <style:style style:name="T29" style:family="text">
      <style:text-properties officeooo:rsid="003ee91b"/>
    </style:style>
    <style:style style:name="T30" style:family="text">
      <style:text-properties officeooo:rsid="004013c4"/>
    </style:style>
    <style:style style:name="T31" style:family="text">
      <style:text-properties officeooo:rsid="004171fa"/>
    </style:style>
    <style:style style:name="T32" style:family="text">
      <style:text-properties officeooo:rsid="0042ef30"/>
    </style:style>
    <style:style style:name="T33" style:family="text">
      <style:text-properties officeooo:rsid="00447937"/>
    </style:style>
    <style:style style:name="T34" style:family="text">
      <style:text-properties officeooo:rsid="00465da4"/>
    </style:style>
    <style:style style:name="T35" style:family="text">
      <style:text-properties officeooo:rsid="00470330"/>
    </style:style>
    <style:style style:name="T36" style:family="text">
      <style:text-properties officeooo:rsid="00473adb"/>
    </style:style>
    <style:style style:name="T37" style:family="text">
      <style:text-properties officeooo:rsid="0047a818"/>
    </style:style>
    <style:style style:name="T38" style:family="text">
      <style:text-properties officeooo:rsid="0048ae44"/>
    </style:style>
    <style:style style:name="T39" style:family="text">
      <style:text-properties officeooo:rsid="0048d9d7"/>
    </style:style>
    <style:style style:name="T40" style:family="text">
      <style:text-properties officeooo:rsid="00493771"/>
    </style:style>
    <style:style style:name="T41" style:family="text">
      <style:text-properties officeooo:rsid="004ab658"/>
    </style:style>
    <style:style style:name="T42" style:family="text">
      <style:text-properties officeooo:rsid="004c2cb0"/>
    </style:style>
    <style:style style:name="T43" style:family="text">
      <style:text-properties officeooo:rsid="004e2845"/>
    </style:style>
    <style:style style:name="T44" style:family="text">
      <style:text-properties officeooo:rsid="004f656f"/>
    </style:style>
    <style:style style:name="T45" style:family="text">
      <style:text-properties officeooo:rsid="00503e3f"/>
    </style:style>
    <style:style style:name="T46" style:family="text">
      <style:text-properties officeooo:rsid="0051b3e2"/>
    </style:style>
    <style:style style:name="T47" style:family="text">
      <style:text-properties officeooo:rsid="005294b7"/>
    </style:style>
    <style:style style:name="T48" style:family="text">
      <style:text-properties officeooo:rsid="0054523c"/>
    </style:style>
    <style:style style:name="T49" style:family="text">
      <style:text-properties officeooo:rsid="005475d1"/>
    </style:style>
    <style:style style:name="T50" style:family="text">
      <style:text-properties officeooo:rsid="00562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</text:p>
      <text:p text:style-name="P2">conservation, <text:span text:style-name="T1">advertisement, </text:span><text:span text:style-name="T2">endangered, </text:span><text:span text:style-name="T3">species, </text:span><text:span text:style-name="T4">myth, </text:span><text:span text:style-name="T5">mediocre, </text:span><text:span text:style-name="T6">sceptical, </text:span><text:span text:style-name="T7">arise, </text:span><text:span text:style-name="T8">entitle, </text:span><text:span text:style-name="T9">capable, </text:span><text:span text:style-name="T10">underestimate, overestimate, </text:span><text:span text:style-name="T11">put into perspective, </text:span><text:span text:style-name="T12">issue, </text:span><text:span text:style-name="T13">masquerade, </text:span><text:span text:style-name="T14">establishment, </text:span><text:span text:style-name="T15">naive, </text:span><text:span text:style-name="T16">criterion, criteria, </text:span><text:span text:style-name="T17">premise</text:span></text:p>
      <text:p text:style-name="P2"/>
      <text:p text:style-name="P3">part 2</text:p>
      <text:p text:style-name="P4">take place, <text:span text:style-name="T18">define, </text:span><text:span text:style-name="T19">definition, </text:span><text:span text:style-name="T20">certain, </text:span><text:span text:style-name="T21">core, </text:span><text:span text:style-name="T22">inclusion, </text:span><text:span text:style-name="T23">mere, merely, </text:span><text:span text:style-name="T24">dubious, </text:span><text:span text:style-name="T25">occasionally, </text:span><text:span text:style-name="T26">censure, </text:span><text:span text:style-name="T27">consider, notorious, </text:span><text:span text:style-name="T28">council, counsel, </text:span><text:span text:style-name="T29">ve</text:span><text:span text:style-name="T30">t</text:span><text:span text:style-name="T29">erinary, </text:span><text:span text:style-name="T30">vet, </text:span><text:span text:style-name="T31">amenity, </text:span><text:span text:style-name="T32">damning, </text:span><text:span text:style-name="T33">appoint, </text:span><text:span text:style-name="T34">licensing, </text:span><text:span text:style-name="T35">reflect upon something, </text:span><text:span text:style-name="T36">repute, </text:span><text:span text:style-name="T37">assume, presume, </text:span><text:span text:style-name="T38">facility</text:span></text:p>
      <text:p text:style-name="P4"/>
      <text:p text:style-name="P5">part 3</text:p>
      <text:p text:style-name="P5">breed, bred, expand, expansion, <text:span text:style-name="T39">vertebrate, invertebrate, </text:span><text:span text:style-name="T40">failing, </text:span><text:span text:style-name="T41">persuade, convince, </text:span><text:span text:style-name="T42">devote, </text:span><text:span text:style-name="T43">approximately, </text:span><text:span text:style-name="T44">although, though, even though, </text:span><text:span text:style-name="T45">optimistic, pessimistic, </text:span><text:span text:style-name="T46">permit, </text:span><text:span text:style-name="T47">incorporate, </text:span><text:span text:style-name="T48">overall, hardly, </text:span><text:span text:style-name="T49">resound, </text:span><text:span text:style-name="T50">dedicate, dedicated, keeper, accomod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8:02:34.771147900</meta:creation-date>
    <dc:date>2026-01-30T14:03:06.720521400</dc:date>
    <meta:editing-duration>PT46M21S</meta:editing-duration>
    <meta:editing-cycles>54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6" meta:word-count="83" meta:character-count="749" meta:non-whitespace-character-count="672"/>
  </office:meta>
</office:document-meta>
</file>